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unning Log as I Get Back in Shape</text:p>
      <text:p text:style-name="P3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1"><text:span text:style-name="T2">Sun <text:s/>10/2/16 Morning</text:span><text:span text:style-name="T1"> - 1 mile </text:span><text:span text:style-name="T2">walk in 16 minutes</text:span></text:p>
      <text:p text:style-name="P6"/>
      <text:p text:style-name="P1">Mon <text:s/>10/3/16 Morning - <text:span text:style-name="T1">1 mile </text:span><text:span text:style-name="T2">walk in 16 minutes</text:span></text:p>
      <text:p text:style-name="P5"/>
      <text:p text:style-name="P1"><text:span text:style-name="T2">Tues <text:s/>10/4/16 Morning</text:span><text:span text:style-name="T1"> - 1 mile </text:span><text:span text:style-name="T2">walk in 17 minutes</text:span></text:p>
      <text:p text:style-name="P6"/>
      <text:p text:style-name="P1">Wed 10/5/16 11:22 AM - <text:s/><text:span text:style-name="T1">2.5 miles</text:span></text:p>
      <text:p text:style-name="P6">I walked a mile, ran 3/4 of a mile and walked a mile. Times: 15:14, 7:54, 14:57. </text:p>
      <text:p text:style-name="P6"/>
      <text:p text:style-name="P1">Thur 10/6/16 3:52 PM - <text:s/><text:span text:style-name="T1">3 miles</text:span></text:p>
      <text:p text:style-name="P6">I ran 3 miles in <text:s/>32:05, ave pace = 10:42/mile</text:p>
      <text:p text:style-name="P6"/>
      <text:p text:style-name="P6">Fri 10/7/16 10:43 PM - <text:span text:style-name="T1">5 miles</text:span></text:p>
      <text:p text:style-name="P6">I walked and ran 5 miles in 1:04:04, 12:49/mi. I walked a ½ mile, ran a ½ mile and repeated.</text:p>
      <text:p text:style-name="P6">Then I walked an easy ½ mile.</text:p>
      <text:p text:style-name="P5"/>
      <text:p text:style-name="P5">14.5 miles in the last week</text:p>
      <text:p text:style-name="P5"/>
      <text:p text:style-name="P6">Sat 10/8/16 Morning<text:span text:style-name="T1"> - 1mile </text:span></text:p>
      <text:p text:style-name="P6">1 mile walk and run in 13:45 on a hilly road</text:p>
      <text:p text:style-name="P6"/>
      <text:p text:style-name="P6">Sun 10/9/16 12:08 PM – <text:span text:style-name="T1">4 miles</text:span></text:p>
      <text:p text:style-name="P6">I ran 4 miles on hilly roads in 43:42. Splits: 10:28, 11:43, 11:20, 10:09</text:p>
      <text:p text:style-name="P5"/>
      <text:p text:style-name="P6">Mon 10/10/16 10:05 AM - <text:s/><text:span text:style-name="T1">4 miles</text:span></text:p>
      <text:p text:style-name="P6">½ mile to gym downhill in <text:s/>4:40</text:p>
      <text:p text:style-name="P6">On treadmill: 2 mile run in 20:00, ½ mile walk in 7:00 and half mile run in 4:38.</text:p>
      <text:p text:style-name="P6">Ran ½ mile home. </text:p>
      <text:p text:style-name="P6"/>
      <text:p text:style-name="P6">Tues <text:s/>10/11/16 – <text:span text:style-name="T1">No running</text:span></text:p>
      <text:p text:style-name="P5"/>
      <text:p text:style-name="P6">Wed <text:s/>10/12/16 9:34 AM - 5<text:span text:style-name="T1">.5 miles</text:span></text:p>
      <text:p text:style-name="P6">I ran and walked mainly on somewhat hilly roads except for one mile on the Allegheny track.</text:p>
      <text:p text:style-name="P6">1 mile walk and run in 12:42. I walked ½ mile and ran ½ mile and then rested a minute.</text:p>
      <text:p text:style-name="P6">I ran 1 mile to the track in 10:10 and rested a minute.</text:p>
      <text:p text:style-name="P6">I ran 1 mile on the track in 8:59 going faster as I ran and then rested a minute.</text:p>
      <text:p text:style-name="P6">I ran 1 mile home in 10:00 and jogged a half mile. </text:p>
      <text:p text:style-name="P6">In the afternoon I walked 1 mile with Mary Jane in 18:00. </text:p>
      <text:p text:style-name="P6"/>
      <text:p text:style-name="P5"><text:span text:style-name="T2">Thur 10/13/16 -</text:span> <text:s/>4.25 miles</text:p>
      <text:p text:style-name="P5"><text:span text:style-name="T3">1 mile to the Allegheny track in 9:42 and rested 2 minutes.</text:span></text:p>
      <text:p text:style-name="P5"><text:span text:style-name="T3">On the track I ran 220 yards, jogged for 2 minutes and then ran 2 miles.</text:span></text:p>
      <text:p text:style-name="P5"><text:span text:style-name="T3">Splits for the 2 miles: 8:58 + 8:53 = 15:51</text:span></text:p>
      <text:p text:style-name="P5"><text:span text:style-name="T3">Without stopping I ran 1 mile home in 10:27.</text:span> </text:p>
      <text:p text:style-name="P5"/>
      <text:p text:style-name="P2"/>
      <text:p text:style-name="P2"/>
      <text:p text:style-name="P2"><text:soft-pag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3T16:31:26.53</dc:date>
    <dc:creator>James Lombardi</dc:creator>
    <meta:editing-duration>PT1H44M9S</meta:editing-duration>
    <meta:editing-cycles>10</meta:editing-cycles>
    <meta:generator>OpenOffice/4.1.0$Win32 OpenOffice.org_project/410m18$Build-9764</meta:generator>
    <meta:document-statistic meta:table-count="0" meta:image-count="0" meta:object-count="0" meta:page-count="2" meta:paragraph-count="36" meta:word-count="384" meta:character-count="1773"/>
  </office:meta>
</office:document-meta>
</file>